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8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1.514cm" fo:min-width="4.538cm"/>
    </style:style>
    <style:style style:name="gr5" style:family="graphic" style:parent-style-name="standard">
      <style:graphic-properties draw:textarea-horizontal-align="justify" draw:textarea-vertical-align="middle" draw:auto-grow-height="false" fo:min-height="2.08cm" fo:min-width="8.378cm"/>
    </style:style>
    <style:style style:name="gr6" style:family="graphic" style:parent-style-name="standard">
      <style:graphic-properties draw:textarea-horizontal-align="justify" draw:textarea-vertical-align="middle" draw:auto-grow-height="false" fo:min-height="1.802cm" fo:min-width="6.2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9cm" svg:height="2.7cm" svg:x="7.6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3cm" svg:height="2.1cm" svg:x="8.9cm" svg:y="7.2cm">
          <text:p text:style-name="P1">Imię = „”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8cm" svg:height="2.4cm" svg:x="6.6cm" svg:y="10cm">
          <text:p text:style-name="P1">Wiek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8cm" svg:height="2.8cm" svg:x="7cm" svg:y="13.4cm">
          <text:p text:style-name="P1">Pobierz imię i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14.1cm" svg:height="3.7cm" svg:x="2.8cm" svg:y="17.4cm">
          <text:p text:style-name="P1">Drukuj „Witaj” imię „masz” wiek „lat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9.5cm" svg:height="2.9cm" svg:x="4.9cm" svg:y="23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1.55cm" svg:y1="4.8cm" svg:x2="11.55cm" svg:y2="7.2cm" draw:start-shape="id1" draw:start-glue-point="8" draw:end-shape="id2" draw:end-glue-point="0" svg:d="M11550 4800v2400" svg:viewBox="0 0 1 2401">
          <text:p/>
        </draw:connector>
        <draw:connector draw:style-name="gr7" draw:text-style-name="P2" draw:layer="layout" svg:x1="11.55cm" svg:y1="9.3cm" svg:x2="10cm" svg:y2="10cm" draw:start-shape="id2" draw:start-glue-point="2" draw:end-shape="id3" draw:end-glue-point="0" svg:d="M11550 9300v350h-1550v350" svg:viewBox="0 0 1551 701">
          <text:p/>
        </draw:connector>
        <draw:connector draw:style-name="gr7" draw:text-style-name="P2" draw:layer="layout" svg:x1="10cm" svg:y1="12.4cm" svg:x2="11cm" svg:y2="13.4cm" draw:start-shape="id3" draw:start-glue-point="2" draw:end-shape="id4" draw:end-glue-point="5" svg:d="M10000 12400v500h1000v500" svg:viewBox="0 0 1001 1001">
          <text:p/>
        </draw:connector>
        <draw:connector draw:style-name="gr7" draw:text-style-name="P2" draw:layer="layout" svg:x1="10cm" svg:y1="16.2cm" svg:x2="9.85cm" svg:y2="17.4cm" draw:start-shape="id4" draw:start-glue-point="7" draw:end-shape="id5" draw:end-glue-point="5" svg:d="M10000 16200v601h-150v599" svg:viewBox="0 0 151 1201">
          <text:p/>
        </draw:connector>
        <draw:connector draw:style-name="gr7" draw:text-style-name="P2" draw:layer="layout" svg:x1="9.85cm" svg:y1="21.1cm" svg:x2="9.65cm" svg:y2="23.4cm" draw:start-shape="id5" draw:start-glue-point="8" draw:end-shape="id6" svg:d="M9850 21100v1151h-200v1149" svg:viewBox="0 0 20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1:56:21.377822485</meta:creation-date>
    <dc:date>2019-09-18T12:00:51.922447341</dc:date>
    <meta:editing-duration>PT4M31S</meta:editing-duration>
    <meta:editing-cycles>1</meta:editing-cycles>
    <meta:generator>LibreOffice/6.0.7.3$Linux_X86_64 LibreOffice_project/00m0$Build-3</meta:generator>
    <meta:document-statistic meta:object-count="11"/>
  </office:meta>
</office:document-meta>
</file>